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cb86" officeooo:paragraph-rsid="00121605"/>
    </style:style>
    <style:style style:name="P2" style:family="paragraph" style:parent-style-name="Standard">
      <style:paragraph-properties fo:text-align="justify" style:justify-single-word="false"/>
      <style:text-properties officeooo:rsid="000fcb86" officeooo:paragraph-rsid="001b1d35"/>
    </style:style>
    <style:style style:name="P3" style:family="paragraph" style:parent-style-name="Standard">
      <style:paragraph-properties fo:text-align="justify" style:justify-single-word="false"/>
      <style:text-properties officeooo:rsid="000fcb86" officeooo:paragraph-rsid="001851d2"/>
    </style:style>
    <style:style style:name="P4" style:family="paragraph" style:parent-style-name="Standard">
      <style:paragraph-properties fo:text-align="center" style:justify-single-word="false"/>
      <style:text-properties officeooo:rsid="00106b65" officeooo:paragraph-rsid="00106b65"/>
    </style:style>
    <style:style style:name="P5" style:family="paragraph" style:parent-style-name="Standard">
      <style:paragraph-properties fo:text-align="justify" style:justify-single-word="false"/>
      <style:text-properties officeooo:rsid="00106b65" officeooo:paragraph-rsid="00106b65"/>
    </style:style>
    <style:style style:name="P6" style:family="paragraph" style:parent-style-name="Standard">
      <style:paragraph-properties fo:text-align="justify" style:justify-single-word="false"/>
      <style:text-properties officeooo:rsid="00106b65" officeooo:paragraph-rsid="00121605"/>
    </style:style>
    <style:style style:name="P7" style:family="paragraph" style:parent-style-name="Standard">
      <style:paragraph-properties fo:text-align="justify" style:justify-single-word="false"/>
      <style:text-properties officeooo:rsid="0013f8ca" officeooo:paragraph-rsid="0015d99d"/>
    </style:style>
    <style:style style:name="P8" style:family="paragraph" style:parent-style-name="Standard">
      <style:paragraph-properties fo:text-align="justify" style:justify-single-word="false"/>
      <style:text-properties officeooo:rsid="001851d2" officeooo:paragraph-rsid="0018cc5c"/>
    </style:style>
    <style:style style:name="P9" style:family="paragraph" style:parent-style-name="Standard">
      <style:paragraph-properties fo:text-align="justify" style:justify-single-word="false"/>
      <style:text-properties officeooo:rsid="001851d2" officeooo:paragraph-rsid="001851d2"/>
    </style:style>
    <style:style style:name="P10" style:family="paragraph" style:parent-style-name="Standard">
      <style:paragraph-properties fo:text-align="justify" style:justify-single-word="false"/>
      <style:text-properties officeooo:rsid="0018cc5c" officeooo:paragraph-rsid="001b1d35"/>
    </style:style>
    <style:style style:name="P11" style:family="paragraph" style:parent-style-name="Standard">
      <style:paragraph-properties fo:text-align="justify" style:justify-single-word="false"/>
      <style:text-properties officeooo:rsid="0018cc5c" officeooo:paragraph-rsid="0018cc5c"/>
    </style:style>
    <style:style style:name="P12" style:family="paragraph" style:parent-style-name="Standard">
      <style:paragraph-properties fo:text-align="justify" style:justify-single-word="false"/>
      <style:text-properties officeooo:rsid="001adee6" officeooo:paragraph-rsid="001e8a3e"/>
    </style:style>
    <style:style style:name="P13" style:family="paragraph" style:parent-style-name="Standard">
      <style:paragraph-properties fo:text-align="justify" style:justify-single-word="false"/>
      <style:text-properties officeooo:rsid="001adee6" officeooo:paragraph-rsid="001adee6"/>
    </style:style>
    <style:style style:name="P14" style:family="paragraph" style:parent-style-name="Standard">
      <style:text-properties officeooo:rsid="001b1d35" officeooo:paragraph-rsid="0018cc5c"/>
    </style:style>
    <style:style style:name="P15" style:family="paragraph" style:parent-style-name="Standard">
      <style:paragraph-properties fo:text-align="justify" style:justify-single-word="false"/>
      <style:text-properties officeooo:rsid="001b1d35" officeooo:paragraph-rsid="001b1d35"/>
    </style:style>
    <style:style style:name="P16" style:family="paragraph" style:parent-style-name="Standard">
      <style:paragraph-properties fo:text-align="justify" style:justify-single-word="false"/>
      <style:text-properties officeooo:rsid="001ed3be" officeooo:paragraph-rsid="001ed3be"/>
    </style:style>
    <style:style style:name="P17" style:family="paragraph" style:parent-style-name="Standard">
      <style:text-properties officeooo:rsid="0021e210" officeooo:paragraph-rsid="0021e210"/>
    </style:style>
    <style:style style:name="P18" style:family="paragraph" style:parent-style-name="Standard">
      <style:text-properties officeooo:paragraph-rsid="0021e210"/>
    </style:style>
    <style:style style:name="P19" style:family="paragraph" style:parent-style-name="Standard">
      <style:text-properties officeooo:paragraph-rsid="00231f66"/>
    </style:style>
    <style:style style:name="P20" style:family="paragraph" style:parent-style-name="Standard">
      <style:text-properties fo:color="#000000" style:font-name="Liberation Sans Narrow" fo:font-size="12pt" style:text-underline-style="none" officeooo:paragraph-rsid="00231f66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 Narrow" fo:font-size="12pt" fo:letter-spacing="normal" fo:font-style="normal" style:text-underline-style="none" fo:font-weight="normal" officeooo:rsid="0021e210" officeooo:paragraph-rsid="0021e210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 Narrow" fo:font-size="12pt" fo:letter-spacing="normal" fo:font-style="normal" style:text-underline-style="none" fo:font-weight="normal" officeooo:rsid="0021e210" officeooo:paragraph-rsid="00231f66" style:font-size-asian="12pt" style:font-size-complex="12pt"/>
    </style:style>
    <style:style style:name="P23" style:family="paragraph" style:parent-style-name="Standard">
      <style:text-properties officeooo:paragraph-rsid="00231f66"/>
    </style:style>
    <style:style style:name="P24" style:family="paragraph" style:parent-style-name="Standard">
      <style:text-properties fo:color="#000000" officeooo:rsid="0024bd10" officeooo:paragraph-rsid="0024bd10"/>
    </style:style>
    <style:style style:name="P25" style:family="paragraph" style:parent-style-name="Standard" style:list-style-name="L1">
      <style:text-properties fo:color="#000000" officeooo:rsid="0024bd10" officeooo:paragraph-rsid="0024bd10"/>
    </style:style>
    <style:style style:name="T1" style:family="text">
      <style:text-properties fo:font-variant="normal" fo:text-transform="none" fo:color="#000000" style:font-name="Liberation Sans Narrow" fo:font-size="12pt" fo:letter-spacing="normal" fo:font-style="normal" style:text-underline-style="none" fo:font-weight="normal" officeooo:rsid="00231f66" style:font-size-asian="12pt" style:font-size-complex="12pt"/>
    </style:style>
    <style:style style:name="T2" style:family="text">
      <style:text-properties fo:font-variant="normal" fo:text-transform="none" fo:color="#000000" style:font-name="Liberation Sans Narrow" fo:font-size="12pt" fo:letter-spacing="normal" fo:font-style="normal" style:text-underline-style="none" fo:font-weight="normal" officeooo:rsid="0021e210" style:font-size-asian="12pt" style:font-size-complex="12pt"/>
    </style:style>
    <style:style style:name="T3" style:family="text">
      <style:text-properties fo:font-variant="normal" fo:text-transform="none" fo:color="#21409a" style:font-name="Liberation Sans Narrow" fo:font-size="12pt" fo:letter-spacing="normal" fo:font-style="normal" style:text-underline-style="none" fo:font-weight="normal" officeooo:rsid="0021e210" style:font-size-asian="12pt" style:font-size-complex="12pt"/>
    </style:style>
    <style:style style:name="T4" style:family="text">
      <style:text-properties fo:font-variant="normal" fo:text-transform="none" fo:color="#21409a" style:font-name="Liberation Sans Narrow" fo:font-size="12pt" fo:letter-spacing="normal" fo:font-style="normal" style:text-underline-style="none" fo:font-weight="normal" officeooo:rsid="00231f66" style:font-size-asian="12pt" style:font-size-complex="12pt"/>
    </style:style>
    <style:style style:name="T5" style:family="text">
      <style:text-properties fo:color="#000000" style:font-name="Liberation Sans Narrow" fo:font-size="12pt" fo:letter-spacing="normal" fo:font-style="italic" style:text-underline-style="none" fo:font-weight="normal" officeooo:rsid="0021e210" style:font-size-asian="12pt" style:font-size-complex="12pt"/>
    </style:style>
    <style:style style:name="T6" style:family="text">
      <style:text-properties fo:color="#000000" style:font-name="Liberation Sans Narrow" fo:font-size="12pt" style:text-underline-style="none" style:font-size-asian="12pt" style:font-size-complex="12pt"/>
    </style:style>
    <style:style style:name="T7" style:family="text">
      <style:text-properties fo:color="#000000" style:font-name="Liberation Sans Narrow" fo:font-size="12pt" style:text-underline-style="none" officeooo:rsid="00231f66" style:font-size-asian="12pt" style:font-size-complex="1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40579" style:font-style-asian="italic" style:font-style-complex="italic"/>
    </style:style>
    <style:style style:name="T10" style:family="text">
      <style:text-properties fo:font-style="italic" officeooo:rsid="0024a10a" style:font-style-asian="italic" style:font-style-complex="italic"/>
    </style:style>
    <style:style style:name="T11" style:family="text">
      <style:text-properties fo:font-style="italic" officeooo:rsid="001e8a3e" style:font-style-asian="italic" style:font-style-complex="italic"/>
    </style:style>
    <style:style style:name="T12" style:family="text">
      <style:text-properties officeooo:rsid="00140579"/>
    </style:style>
    <style:style style:name="T13" style:family="text">
      <style:text-properties officeooo:rsid="0015d99d"/>
    </style:style>
    <style:style style:name="T14" style:family="text">
      <style:text-properties officeooo:rsid="0018cc5c"/>
    </style:style>
    <style:style style:name="T15" style:family="text">
      <style:text-properties officeooo:rsid="0019a1e7"/>
    </style:style>
    <style:style style:name="T16" style:family="text">
      <style:text-properties officeooo:rsid="001adee6"/>
    </style:style>
    <style:style style:name="T17" style:family="text">
      <style:text-properties officeooo:rsid="001b1d35"/>
    </style:style>
    <style:style style:name="T18" style:family="text">
      <style:text-properties style:text-underline-style="none"/>
    </style:style>
    <style:style style:name="T19" style:family="text">
      <style:text-properties officeooo:rsid="001e8a3e"/>
    </style:style>
    <style:style style:name="T20" style:family="text">
      <style:text-properties fo:font-weight="bold" officeooo:rsid="001b1d35" style:font-weight-asian="bold" style:font-weight-complex="bold"/>
    </style:style>
    <style:style style:name="T21" style:family="text">
      <style:text-properties officeooo:rsid="001ed3be"/>
    </style:style>
    <style:style style:name="T22" style:family="text">
      <style:text-properties officeooo:rsid="0020bd14"/>
    </style:style>
    <style:style style:name="T23" style:family="text">
      <style:text-properties officeooo:rsid="0021e210"/>
    </style:style>
    <style:style style:name="T24" style:family="text">
      <style:text-properties fo:color="#21409a" style:font-name="Liberation Sans Narrow" fo:font-size="12pt" style:text-underline-style="none" style:font-size-asian="12pt" style:font-size-complex="12pt"/>
    </style:style>
    <style:style style:name="T25" style:family="text">
      <style:text-properties officeooo:rsid="0024a10a"/>
    </style:style>
    <style:style style:name="T26" style:family="text">
      <style:text-properties style:font-name="Liberation Sans Narrow" fo:font-size="12pt" style:text-underline-style="none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5">E</text:span>ducación en tiempos de cuarentena</text:p>
      <text:p text:style-name="P5"/>
      <text:p text:style-name="P6">Mi nombre es Jessica Hormazabal, con 23 años de edad me mantengo estudiando Ingeniería Civil en <text:s/>Computación. <text:span text:style-name="T13">Personalmente, en esta era de pandemia, he re-descubierto mi forma de aprender a través del aprendizaje Online. Me he dado cuenta de que es posible aprender fuera de los aglomerados salones de clases y evaluarnos sin el estrés ni el agotamiento físico-mental de las interrogaciones.</text:span></text:p>
      <text:p text:style-name="P1"/>
      <text:p text:style-name="P7">José L. Montero O’Farrill <text:span text:style-name="T12">es un profesor de informática cubano que enseña, actualmente, en el Instituto Superior Minero Metalúrgico de Moa. Considerando que comenzó a publicar </text:span><text:span text:style-name="T9">papers</text:span><text:span text:style-name="T12"> desde el 2003, no debe superar los 40-45 años de edad en la actualidad. Cada uno de sus trabajos busca comprender y/o descubrir distintas estrategias para la introducción de las tecnologías de la información y las comunicaciones en la educación. Concentrándose en la era digital.</text:span></text:p>
      <text:p text:style-name="P10"/>
      <text:p text:style-name="P15"><text:span text:style-name="T19">Montero anuncia: </text:span>“Las tecnologías, el poder y el mandato sobre ellas, están permitiendo un desarrollo personal y social de más calidad, pero también, <text:s/>al mismo tiempo, se están convirtiendo en germen de separación y exclusión social” (2006). Ante esto ultimo se refiere al termino “Analfabetismo Tecnológico”.</text:p>
      <text:p text:style-name="P2"/>
      <text:p text:style-name="P8">En la actualidad, el dominio sólo de la lectura y escritura es insuficiente, ya que sólo permite acceder a una parte de la información en esta sociedad: aquella que está accesible a través de los libros. Montero <text:span text:style-name="T17">define específicamente al “Analfabetismo Tecnológico”</text:span> como aquel “que no est<text:span text:style-name="T16">á</text:span> al alcance de las nuevas tecnologías, quien queda fuera de la red comunicativa que ofertan las nuevas tecnologías”, lo cual termina causando <text:span text:style-name="T16">una </text:span>marginalidad cultural <text:span text:style-name="T14">(2006).</text:span></text:p>
      <text:p text:style-name="P3"/>
      <text:p text:style-name="P9">Por lo anterior, Montero <text:span text:style-name="T16">afirma</text:span> que “la meta educativa de la alfabetización <text:span text:style-name="T17">(en este caso tecnológica)</text:span>, será formar personas que sepan desenvolverse crítica e inteligentemente a través de redes de ordenadores. <text:span text:style-name="T16">D</text:span>e modo tal, que no estén indefensos <text:span text:style-name="T18">intelectual</text:span> y culturalmente ante las mismas. Para ellos, los procesos formativos deben estar dirigidos a que cualquier sujeto aprenda a aprender <text:span text:style-name="T16">(e</text:span>s decir, adquiera las habilidades y estrategias para el <text:span text:style-name="T14">auto-aprendizaje</text:span>); sepa enfrentarse a la información (buscar, seleccionar, elaborar y difundir aquella información necesaria y <text:span text:style-name="T14">útil</text:span>); se capacite <text:span text:style-name="T14">laboral-mente</text:span> para el uso de las nuevas tecnologías de la información y comunicación; y tome conciencia de las implicaciones económicas, ideológicas, políticas y culturales de la tecnología en nuestra socieda<text:span text:style-name="T14">d</text:span>.” <text:span text:style-name="T14">(2006)</text:span></text:p>
      <text:p text:style-name="P9"/>
      <text:p text:style-name="P12"><text:span text:style-name="T19">Sobre el primer punto que presenta Montero,</text:span> quiero recordar las primeras <text:span text:style-name="T19">críticas</text:span> que se escuchaban a lo largo de los distintos cursos los primeros meses de clases Online. No era raro encontrar grupos de padres o estudiantes que apelaban necesitar de un profesor frente a ellos para que se desarrollara verdaderamente un aprendizaje. Rechazando por completo la nueva metodología impuesta debido a la situación mundial.<text:span text:style-name="T17"> “la sociedad influye en la creación y potenciación de determinadas tecnologías y, al mismo tiempo, las tecnologías impulsan determinados modelos sociales y culturales” (Montero, 2006). A pesar de las negativas, la sociedad actual a cambiado radicalmente en comparación a unos meses. Hoy por hoy es una sociedad encerrada, restringida que </text:span><text:span text:style-name="T20">necesita</text:span><text:span text:style-name="T17"> de la digitalización para continuar en movimiento.</text:span></text:p>
      <text:p text:style-name="P13"/>
      <text:p text:style-name="P13">No <text:span text:style-name="T19">son</text:span> pocos los docentes <text:span text:style-name="T19">y</text:span> cuerpos de ayudantes quienes, al momento de evaluar, se preocuparan más por que el alumno no copi<text:span text:style-name="T19">e</text:span> ni bus<text:span text:style-name="T19">que</text:span> las repuestas en Internet. <text:span text:style-name="T19">Caso similar en la asistencia a las clases, algunos incluso obligando al uso de las cámaras.</text:span> <text:span text:style-name="T19">Sin embargo, también existe parte del equipo docente que se a esforzado en mantener un registro Online actualizado de las clases, para que no sea necesaria una conexión durante el </text:span><text:span text:style-name="T11">Streaming</text:span><text:span text:style-name="T19">. En mi área, el auto-aprendizaje y la habilidad de </text:span><text:soft-page-break/><text:span text:style-name="T19">enfrentarse a la información son primordiales para cualquier Ingeniero en Computación. La tecnología va cambiando a medida cambia una sociedad y es nuestro deber poder mantenernos al tanto de los nuevos avances e investigaciones. Por lo que es interesante ver cómo compañeros de mi área se vieron restringidos por estos cambios.</text:span></text:p>
      <text:p text:style-name="P11"/>
      <text:p text:style-name="P11"><text:span text:style-name="T21">Montero haciendo alusión a Collazo en su artículo menciona que </text:span>“<text:span text:style-name="T21">l</text:span>a superación del profesor en las <text:span text:style-name="T17">tecnologías de la información y las comunicaciones</text:span>, trasciende el hecho de conocerlas <text:span text:style-name="T17">y</text:span> usarlas. <text:span text:style-name="T17">Sino que</text:span> adquiere una connotación especial: incorporarlas activamente a su modo de pensar y actuar” (2004). <text:span text:style-name="T21">Si bien este Profesor cubano dirige toda la responsabilidad a los educadores, pienso que los alumnos deben convertirse en sus propios educadores para complementar el trabajo de los equipos docentes. Ser más pro-activos al aprendizaje y aprovechar una de las ventajas que nos da la liberación de información en las TIC. </text:span></text:p>
      <text:p text:style-name="P11"/>
      <text:p text:style-name="P16">Al ser estudiante mi visión está sesgada a mi propia experiencia, por lo que encontrar a un profesor de mi área que motiva a sus colegas a surgir e ir a la par en los avances tecnológicos a pesar de su desfavorable condición debido a la situación de su país es admirable. Sin contar que su visión no <text:span text:style-name="T25">instrumentista</text:span> de la tecnología nos presenta, por ejemplo, a la Red/Internet como una red de comunicación conformada por personas. <text:span text:style-name="T25">Obligándonos</text:span> a entenderla y percibirla como una red de interacciones humanas que funcionan teniendo en cuenta los valores, actitudes y creencias de los que participan en ella. </text:p>
      <text:p text:style-name="P16"/>
      <text:p text:style-name="P16">Esto ultimo en general es pasado por alto, <text:span text:style-name="T23">incluyéndome</text:span> y si es que nos sentimos tan poderosos escondidos tras una pantalla, con toda la información al alcance de un <text:span text:style-name="T10">C</text:span><text:span text:style-name="T8">lick</text:span> y sin aparentes consecuencias directas de lo que decimos o hacemos en línea. <text:span text:style-name="T22">Nuestra generación, a pesar de crecer junto a la tecnología aún no se a terminado de acostumbrar a ella ni a hacerla parte de si misma en su totalidad. Las próximas generaciones, sobretodo los que están viviendo en esta era de cuarentena lo que es la educación digital, podrían continuar y mejorar estas metodologías. Quizás hasta el punto en que la educación, como derecho libre de pago, pueda ser una realidad. Pero eso solo lo sabremos con el tiempo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Bibliografía</text:p>
      <text:p text:style-name="P21"/>
      <text:p text:style-name="P18"><text:span text:style-name="T2">Berger, P. (2020). Teachers’ mediation practice: Opportunities and risks for youth media behavior. [Prácticas de mediación docente: Oportunidades y riesgos en el comportamiento mediático de jóvenes]. </text:span><text:span text:style-name="T5">Comunicar, 64</text:span><text:span text:style-name="T2">, 49-59. </text:span><text:span text:style-name="T1">Link: </text:span><text:span text:style-name="T3">https://doi.org/10.3916/C64-2020-0</text:span><text:span text:style-name="T4">5</text:span></text:p>
      <text:p text:style-name="P21"/>
      <text:p text:style-name="P22">O'farrill, José. (2006). Las tecnologías de la información y las comunicaciones en la sociedad y la educación. Edutec: Revista electrónica de tecnología educativa, ISSN 1135-9250, Nº. 21, 2006. 10.21556/edutec.2006.21.506.</text:p>
      <text:p text:style-name="P19"><text:span text:style-name="T7">Link: </text:span><text:a xlink:type="simple" xlink:href="https://www.researchgate.net/publication/277262305_Las_tecnologias_de_la_informacion_y_las_comunicaciones_en_la_sociedad_y_la_educacion" text:style-name="Internet_20_link" text:visited-style-name="Visited_20_Internet_20_Link"><text:span text:style-name="T24">https://www.researchgate.net/publication/277262305_Las_tecnologias_de_la_informacion_y_las_comunicaciones_en_la_sociedad_y_la_educacion</text:span></text:a></text:p>
      <text:p text:style-name="P20"/>
      <text:p text:style-name="P19"><text:span text:style-name="T6">Pou, Maria-José. (2003). La crítica y los nuevos productos culturales electrónicos. Estudios sobre el Mensaje Periodístico, 2003. </text:span><text:span text:style-name="T7">Link: </text:span><text:a xlink:type="simple" xlink:href="https://www.researchgate.net/publication/27589814_La_critica_y_los_nuevos_productos_culturales_electronicos" text:style-name="Internet_20_link" text:visited-style-name="Visited_20_Internet_20_Link"><text:span text:style-name="T24">https://www.researchgate.net/publication/27589814_La_critica_y_los_nuevos_productos_culturales_electronicos</text:span></text:a></text:p>
      <text:p text:style-name="P19"><text:span text:style-name="T24"/></text:p>
      <text:p text:style-name="P24"><text:span text:style-name="T26">Links con tofo:</text:span></text:p>
      <text:p text:style-name="P24"><text:span text:style-name="T26"/></text:p>
      <text:list xml:id="list2480574154" text:style-name="L1">
        <text:list-item>
          <text:p text:style-name="P25"><text:a xlink:type="simple" xlink:href="https://www.who.int/csr/disease/swineflu/frequently_asked_questions/pandemic/es/" text:style-name="Internet_20_link" text:visited-style-name="Visited_20_Internet_20_Link"><text:span text:style-name="T26">https://www.who.int/csr/disease/swineflu/frequently_asked_questions/pandemic/es/</text:span></text:a></text:p>
        </text:list-item>
        <text:list-item>
          <text:p text:style-name="P25"><text:a xlink:type="simple" xlink:href="https://refcale.uleam.edu.ec/index.php/enrevista/article/view/1158" text:style-name="Internet_20_link" text:visited-style-name="Visited_20_Internet_20_Link"><text:span text:style-name="T26">https://refcale.uleam.edu.ec/index.php/enrevista/article/view/1158</text:span></text:a></text:p>
        </text:list-item>
        <text:list-item>
          <text:p text:style-name="P25"><text:a xlink:type="simple" xlink:href="https://buscador.bibliotecas.uc.cl/primo-explore/search?query=any,contains,tecnologia%20comunicativa&amp;tab=libros_tab&amp;search_scope=alma_scope&amp;vid=56PUC_INST&amp;offset=0" text:style-name="Internet_20_link" text:visited-style-name="Visited_20_Internet_20_Link"><text:span text:style-name="T26">https://buscador.bibliotecas.uc.cl/primo-explore/search?query=any,contains,tecnologia%20comunicativa&amp;tab=libros_tab&amp;search_scope=alma_scope&amp;vid=56PUC_INST&amp;offset=0</text:span></text:a></text:p>
        </text:list-item>
        <text:list-item>
          <text:p text:style-name="P25"><text:a xlink:type="simple" xlink:href="https://www.revistacomunicar.com/index.php?contenido=detalles&amp;numero=64&amp;articulo=64-2020-02" text:style-name="Internet_20_link" text:visited-style-name="Visited_20_Internet_20_Link">https://www.revistacomunicar.com/index.php?contenido=detalles&amp;numero=64&amp;articulo=64-2020-02</text:a></text:p>
        </text:list-item>
        <text:list-item>
          <text:p text:style-name="P25"><text:a xlink:type="simple" xlink:href="../../Descargas/10.3916_C64-2020-02-english.pdf" text:style-name="Internet_20_link" text:visited-style-name="Visited_20_Internet_20_Link">file:///home/arcoirisky/Descargas/10.3916_C64-2020-02-english.pdf</text:a></text:p>
        </text:list-item>
        <text:list-item>
          <text:p text:style-name="P25"><text:a xlink:type="simple" xlink:href="https://www.uoc.edu/portal/es/news/kit-premsa/guia-experts/directori/mireia-montana.html" text:style-name="Internet_20_link" text:visited-style-name="Visited_20_Internet_20_Link">https://www.uoc.edu/portal/es/news/kit-premsa/guia-experts/directori/mireia-montana.html</text:a></text:p>
        </text:list-item>
        <text:list-item>
          <text:p text:style-name="P25"><text:a xlink:type="simple" xlink:href="https://orcid.org/0000-0002-6464-5129" text:style-name="Internet_20_link" text:visited-style-name="Visited_20_Internet_20_Link">https://orcid.org/0000-0002-6464-5129</text:a></text:p>
        </text:list-item>
        <text:list-item>
          <text:p text:style-name="P25"><text:a xlink:type="simple" xlink:href="https://recyt.fecyt.es/index.php/EPI/article/view/epi.2015.nov.07" text:style-name="Internet_20_link" text:visited-style-name="Visited_20_Internet_20_Link">https://recyt.fecyt.es/index.php/EPI/article/view/epi.2015.nov.07</text:a></text:p>
        </text:list-item>
        <text:list-item>
          <text:p text:style-name="P25"><text:a xlink:type="simple" xlink:href="https://revistas.ucm.es/index.php/ESMP/article/view/63720" text:style-name="Internet_20_link" text:visited-style-name="Visited_20_Internet_20_Link">https://revistas.ucm.es/index.php/ESMP/article/view/63720</text:a></text:p>
        </text:list-item>
        <text:list-item>
          <text:p text:style-name="P25"><text:a xlink:type="simple" xlink:href="../../Descargas/document.pdf" text:style-name="Internet_20_link" text:visited-style-name="Visited_20_Internet_20_Link">file:///home/arcoirisky/Descargas/document.pdf</text:a></text:p>
        </text:list-item>
        <text:list-item>
          <text:p text:style-name="P25"><text:a xlink:type="simple" xlink:href="../../Descargas/41713-128915-1-PB.pdf" text:style-name="Internet_20_link" text:visited-style-name="Visited_20_Internet_20_Link">file:///home/arcoirisky/Descargas/41713-128915-1-PB.pdf</text:a></text:p>
        </text:list-item>
        <text:list-item>
          <text:p text:style-name="P25"><text:a xlink:type="simple" xlink:href="https://www.revistacomunicar.com/index.php?contenido=detalles&amp;numero=64&amp;articulo=64-2020-05" text:style-name="Internet_20_link" text:visited-style-name="Visited_20_Internet_20_Link">https://www.revistacomunicar.com/index.php?contenido=detalles&amp;numero=64&amp;articulo=64-2020-05</text:a></text:p>
        </text:list-item>
        <text:list-item>
          <text:p text:style-name="P25"><text:a xlink:type="simple" xlink:href="https://www.revistacomunicar.com/index.php?contenido=detalles&amp;numero=64&amp;articulo=64-2020-04" text:style-name="Internet_20_link" text:visited-style-name="Visited_20_Internet_20_Link">https://www.revistacomunicar.com/index.php?contenido=detalles&amp;numero=64&amp;articulo=64-2020-04</text:a></text:p>
        </text:list-item>
        <text:list-item>
          <text:p text:style-name="P25"><text:a xlink:type="simple" xlink:href="https://www.researchgate.net/publication/236574917_Referentes_teoricos_de_la_educacion_a_distancia" text:style-name="Internet_20_link" text:visited-style-name="Visited_20_Internet_20_Link">https://www.researchgate.net/publication/236574917_Referentes_teoricos_de_la_educacion_a_distancia</text:a></text:p>
        </text:list-item>
        <text:list-item>
          <text:p text:style-name="P25"><text:a xlink:type="simple" xlink:href="https://www.researchgate.net/publication/27589814_La_critica_y_los_nuevos_productos_culturales_electronicos" text:style-name="Internet_20_link" text:visited-style-name="Visited_20_Internet_20_Link">https://www.researchgate.net/publication/27589814_La_critica_y_los_nuevos_productos_culturales_electronicos</text:a></text:p>
        </text:list-item>
        <text:list-item>
          <text:p text:style-name="P25"><text:a xlink:type="simple" xlink:href="https://www.researchgate.net/search/researcher?q=Collazo%2BDelgado%2BR" text:style-name="Internet_20_link" text:visited-style-name="Visited_20_Internet_20_Link">https://www.researchgate.net/search/researcher?q=Collazo%2BDelgado%2BR</text:a></text:p>
        </text:list-item>
        <text:list-item>
          <text:p text:style-name="P25"><text:a xlink:type="simple" xlink:href="https://www.researchgate.net/profile/Maria_Jose_Pou" text:style-name="Internet_20_link" text:visited-style-name="Visited_20_Internet_20_Link">https://www.researchgate.net/profile/Maria_Jose_Pou</text:a></text:p>
        </text:list-item>
        <text:list-item>
          <text:p text:style-name="P25"><text:a xlink:type="simple" xlink:href="../../Descargas/Problemadidcticooepistemolgico.pdf" text:style-name="Internet_20_link" text:visited-style-name="Visited_20_Internet_20_Link">file:///home/arcoirisky/Descargas/Problemadidcticooepistemolgico.pdf</text:a></text:p>
        </text:list-item>
        <text:list-item>
          <text:p text:style-name="P25"><text:a xlink:type="simple" xlink:href="https://www.uv.es/bellochc/pedagogia/EVA1.wiki" text:style-name="Internet_20_link" text:visited-style-name="Visited_20_Internet_20_Link">https://www.uv.es/bellochc/pedagogia/EVA1.wiki</text:a></text:p>
        </text:list-item>
        <text:list-item>
          <text:p text:style-name="P25"><text:a xlink:type="simple" xlink:href="https://www.uv.es/~bellochc/pdf/pwtic1.pdf" text:style-name="Internet_20_link" text:visited-style-name="Visited_20_Internet_20_Link">https://www.uv.es/~bellochc/pdf/pwtic1.pdf</text:a></text:p>
        </text:list-item>
        <text:list-item>
          <text:p text:style-name="P25"><text:a xlink:type="simple" xlink:href="https://definicion.de/tecnologia-de-la-comunicacion/" text:style-name="Internet_20_link" text:visited-style-name="Visited_20_Internet_20_Link">https://definicion.de/tecnologia-de-la-comunicacion/</text:a></text:p>
        </text:list-item>
        <text:list-item>
          <text:p text:style-name="P25"><text:a xlink:type="simple" xlink:href="https://scholar.google.co.id/citations?user=5F-D36UAAAAJ&amp;hl=id" text:style-name="Internet_20_link" text:visited-style-name="Visited_20_Internet_20_Link">https://scholar.google.co.id/citations?user=5F-D36UAAAAJ&amp;hl=id</text:a></text:p>
        </text:list-item>
        <text:list-item>
          <text:p text:style-name="P25"><text:a xlink:type="simple" xlink:href="https://core.ac.uk/download/pdf/72044002.pdf" text:style-name="Internet_20_link" text:visited-style-name="Visited_20_Internet_20_Link">https://core.ac.uk/download/pdf/72044002.pdf</text:a></text:p>
        </text:list-item>
        <text:list-item>
          <text:p text:style-name="P25"><text:soft-page-break/><text:a xlink:type="simple" xlink:href="https://www.bokus.com/bok/9783848465835/la-actividad-del-profesor-en-la-elaboracion-de-cursos-e-learning/" text:style-name="Internet_20_link" text:visited-style-name="Visited_20_Internet_20_Link">https://www.bokus.com/bok/9783848465835/la-actividad-del-profesor-en-la-elaboracion-de-cursos-e-learning/</text:a></text:p>
        </text:list-item>
        <text:list-item>
          <text:p text:style-name="P25"><text:a xlink:type="simple" xlink:href="http://www.codigomente.com/2015/11/la-ninera-electronica/" text:style-name="Internet_20_link" text:visited-style-name="Visited_20_Internet_20_Link">http://www.codigomente.com/2015/11/la-ninera-electronica/</text:a></text:p>
        </text:list-item>
        <text:list-item>
          <text:p text:style-name="P25"><text:a xlink:type="simple" xlink:href="https://www.codigomente.com/quienes-somos/" text:style-name="Internet_20_link" text:visited-style-name="Visited_20_Internet_20_Link">https://www.codigomente.com/quienes-somos/</text:a>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3:00:17.175045007</meta:creation-date>
    <dc:date>2020-06-24T12:49:05.258895789</dc:date>
    <meta:editing-duration>PT7M1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44" meta:word-count="1095" meta:character-count="8810" meta:non-whitespace-character-count="7781"/>
  </office:meta>
</office:document-meta>
</file>